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MyComponent">
      <style:graphic-properties draw:shadow="visible"/>
    </style:style>
    <style:style style:name="gr2" style:family="graphic" style:parent-style-name="MyComponent">
      <style:graphic-properties draw:fill="solid" draw:fill-color="#ffffff" draw:shadow="visible"/>
    </style:style>
    <style:style style:name="gr3" style:family="graphic" style:parent-style-name="MyComponent">
      <style:graphic-properties draw:fill="solid" draw:fill-color="#ffffff" draw:textarea-horizontal-align="justify" draw:textarea-vertical-align="middle" draw:auto-grow-height="false" draw:shadow="visible"/>
    </style:style>
    <style:style style:name="gr4" style:family="graphic" style:parent-style-name="MyComponent">
      <style:graphic-properties draw:fill="solid" draw:fill-color="#6ba87f" draw:textarea-horizontal-align="justify" draw:textarea-vertical-align="middle" draw:auto-grow-height="false" draw:shadow="visible"/>
    </style:style>
    <style:style style:name="gr5" style:family="graphic" style:parent-style-name="MyComponent">
      <style:graphic-properties draw:fill="solid" draw:fill-color="#23b8dc" draw:textarea-horizontal-align="justify" draw:textarea-vertical-align="middle" draw:auto-grow-height="false" draw:shadow="visible"/>
    </style:style>
    <style:style style:name="gr6" style:family="graphic" style:parent-style-name="MyComponent">
      <style:graphic-properties draw:fill="solid" draw:fill-color="#e6e6e6" draw:textarea-horizontal-align="justify" draw:textarea-vertical-align="middle" draw:auto-grow-height="false" draw:shadow="visible"/>
    </style:style>
    <style:style style:name="gr7" style:family="graphic" style:parent-style-name="MyComponent">
      <style:graphic-properties draw:fill="solid" draw:fill-color="#333333" draw:textarea-horizontal-align="justify" draw:textarea-vertical-align="middle" draw:auto-grow-height="false" draw:shadow="visible"/>
    </style:style>
    <style:style style:name="gr8" style:family="graphic" style:parent-style-name="MyComponent">
      <style:graphic-properties draw:stroke="none" draw:fill="solid" draw:fill-color="#cfe7e5" draw:textarea-horizontal-align="justify" draw:textarea-vertical-align="middle" draw:auto-grow-height="false"/>
    </style:style>
    <style:style style:name="gr9" style:family="graphic" style:parent-style-name="MyComponent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style:font-name="Ubuntu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Ubuntu" fo:font-size="13pt" style:font-size-asian="13pt" style:font-size-complex="13pt"/>
    </style:style>
    <style:style style:name="P5" style:family="paragraph">
      <style:paragraph-properties>
        <style:tab-stops>
          <style:tab-stop style:position="1.774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>
        <style:tab-stops>
          <style:tab-stop style:position="1.774cm"/>
        </style:tab-stops>
      </style:paragraph-properties>
      <style:text-properties style:font-name="Ubuntu" fo:font-size="12pt" fo:font-weight="normal" style:font-size-asian="12pt" style:font-weight-asian="normal" style:font-size-complex="12pt" style:font-weight-complex="normal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style:font-name="Ubuntu" fo:font-size="14pt" style:font-size-asian="14pt" style:font-size-complex="14pt"/>
    </style:style>
    <style:style style:name="T1" style:family="text">
      <style:text-properties style:font-name="Ubuntu" fo:font-weight="bold" style:font-weight-asian="bold" style:font-weight-complex="bold"/>
    </style:style>
    <style:style style:name="T2" style:family="text">
      <style:text-properties style:font-name="Ubuntu" fo:font-size="13pt" style:font-size-asian="13pt" style:font-size-complex="13pt"/>
    </style:style>
    <style:style style:name="T3" style:family="text">
      <style:text-properties style:font-name="Ubuntu Mono" fo:font-size="12pt" style:font-size-asian="12pt" style:font-size-complex="12pt"/>
    </style:style>
    <style:style style:name="T4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Ubuntu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10.414cm" svg:height="9.499cm" svg:x="0.152cm" svg:y="0.2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347cm" svg:height="0.965cm" svg:x="0.66cm" svg:y="0.508cm">
          <text:p text:style-name="P1"><text:span text:style-name="T1">Swift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.728cm" svg:height="0.711cm" svg:x="3.631cm" svg:y="2.74cm">
            <text:p text:style-name="P3"><text:span text:style-name="T2">Swif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28cm" svg:height="0.711cm" svg:x="3.631cm" svg:y="3.452cm">
            <text:p text:style-name="P3"><text:span text:style-name="T2">Pyth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.728cm" svg:height="0.711cm" svg:x="3.631cm" svg:y="4.163cm">
            <text:p text:style-name="P3"><text:span text:style-name="T2">Boos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.728cm" svg:height="0.711cm" svg:x="3.631cm" svg:y="4.874cm">
            <text:p text:style-name="P3"><text:span text:style-name="T2">C++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728cm" svg:height="0.711cm" svg:x="3.631cm" svg:y="5.585cm">
            <text:p text:style-name="P3"><text:span text:style-name="T2">CUD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1.728cm" svg:height="0.711cm" svg:x="1.328cm" svg:y="2.74cm">
            <text:p text:style-name="P3"><text:span text:style-name="T2">Swif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28cm" svg:height="0.711cm" svg:x="1.328cm" svg:y="3.452cm">
            <text:p text:style-name="P3"><text:span text:style-name="T2">Pyth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.728cm" svg:height="0.711cm" svg:x="1.328cm" svg:y="4.163cm">
            <text:p text:style-name="P3"><text:span text:style-name="T2">Boos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.728cm" svg:height="0.711cm" svg:x="1.328cm" svg:y="4.874cm">
            <text:p text:style-name="P3"><text:span text:style-name="T2">C++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728cm" svg:height="0.711cm" svg:x="1.328cm" svg:y="5.585cm">
            <text:p text:style-name="P3"><text:span text:style-name="T2">CUD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1.728cm" svg:height="0.711cm" svg:x="5.935cm" svg:y="2.74cm">
            <text:p text:style-name="P3"><text:span text:style-name="T2">Swif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28cm" svg:height="0.711cm" svg:x="5.935cm" svg:y="3.452cm">
            <text:p text:style-name="P3"><text:span text:style-name="T2">Pyth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.728cm" svg:height="0.711cm" svg:x="5.935cm" svg:y="4.163cm">
            <text:p text:style-name="P3"><text:span text:style-name="T2">Boos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.728cm" svg:height="0.711cm" svg:x="5.935cm" svg:y="4.874cm">
            <text:p text:style-name="P3"><text:span text:style-name="T2">C++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728cm" svg:height="0.711cm" svg:x="5.935cm" svg:y="5.585cm">
            <text:p text:style-name="P3"><text:span text:style-name="T2">CUD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1.728cm" svg:height="0.711cm" svg:x="8.238cm" svg:y="2.74cm">
            <text:p text:style-name="P3"><text:span text:style-name="T2">Swif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28cm" svg:height="0.711cm" svg:x="8.238cm" svg:y="3.452cm">
            <text:p text:style-name="P3"><text:span text:style-name="T2">Pyth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.728cm" svg:height="0.711cm" svg:x="8.238cm" svg:y="4.163cm">
            <text:p text:style-name="P3"><text:span text:style-name="T2">Boos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.728cm" svg:height="0.711cm" svg:x="8.238cm" svg:y="4.874cm">
            <text:p text:style-name="P3"><text:span text:style-name="T2">C++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728cm" svg:height="0.711cm" svg:x="8.238cm" svg:y="5.585cm">
            <text:p text:style-name="P3"><text:span text:style-name="T2">CUDA</text:span></text:p>
            <draw:enhanced-geometry svg:viewBox="0 0 21600 21600" draw:type="rectangle" draw:enhanced-path="M 0 0 L 21600 0 21600 21600 0 21600 0 0 Z N"/>
          </draw:custom-shape>
        </draw:g>
        <draw:frame draw:style-name="MyCode" draw:layer="layout" svg:width="6.902cm" svg:height="0.724cm" svg:x="0.718cm" svg:y="1.574cm">
          <draw:text-box>
            <text:p>foreach temperature in T { ...</text:p>
          </draw:text-box>
        </draw:frame>
        <draw:frame draw:style-name="MyCode" draw:layer="layout" svg:width="1.399cm" svg:height="0.724cm" svg:x="1.54cm" svg:y="2.089cm">
          <draw:text-box>
            <text:p><text:span text:style-name="T3">293K</text:span></text:p>
          </draw:text-box>
        </draw:frame>
        <draw:frame draw:style-name="MyCode" draw:layer="layout" svg:width="1.399cm" svg:height="0.724cm" svg:x="3.741cm" svg:y="2.089cm">
          <draw:text-box>
            <text:p><text:span text:style-name="T3">294K</text:span></text:p>
          </draw:text-box>
        </draw:frame>
        <draw:frame draw:style-name="MyCode" draw:layer="layout" svg:width="1.399cm" svg:height="0.724cm" svg:x="6.041cm" svg:y="2.089cm">
          <draw:text-box>
            <text:p><text:span text:style-name="T3">295K</text:span></text:p>
          </draw:text-box>
        </draw:frame>
        <draw:frame draw:style-name="MyCode" draw:layer="layout" svg:width="1.399cm" svg:height="0.724cm" svg:x="8.341cm" svg:y="2.089cm">
          <draw:text-box>
            <text:p><text:span text:style-name="T3">296K</text:span></text:p>
          </draw:text-box>
        </draw:frame>
        <draw:custom-shape draw:style-name="gr2" draw:text-style-name="P6" draw:layer="layout" svg:width="8.534cm" svg:height="0.66cm" svg:x="1.321cm" svg:y="6.553cm">
          <text:p text:style-name="P5"><text:span text:style-name="T4">analysis → new temperatures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.728cm" svg:height="0.711cm" svg:x="1.351cm" svg:y="7.975cm">
            <text:p text:style-name="P3"><text:span text:style-name="T2">Swif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28cm" svg:height="0.711cm" svg:x="1.351cm" svg:y="8.687cm">
            <text:p text:style-name="P3"><text:span text:style-name="T2">Pytho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2.032cm" svg:height="0.499cm" svg:x="1.27cm" svg:y="9.101cm">
            <text:p/>
            <draw:enhanced-geometry svg:viewBox="0 0 21600 21600" draw:glue-points="10800 0 0 10800 10800 20320 21600 10800" draw:text-areas="0 0 21600 17360" draw:mirror-vertical="true" draw:type="flowchart-document" draw:enhanced-path="M 0 0 L 21600 0 21600 17360 C 13050 17220 13340 20770 5620 21600 2860 21100 1850 20700 0 20120 Z N"/>
          </draw:custom-shape>
        </draw:g>
        <draw:frame draw:style-name="MyCode" draw:layer="layout" svg:width="1.822cm" svg:height="0.724cm" svg:x="1.351cm" svg:y="7.251cm">
          <draw:text-box>
            <text:p><text:span text:style-name="T3">291.9K</text:span></text:p>
          </draw:text-box>
        </draw:frame>
        <draw:frame draw:style-name="MyCode" draw:layer="layout" svg:width="1.822cm" svg:height="0.724cm" svg:x="3.652cm" svg:y="7.238cm">
          <draw:text-box>
            <text:p><text:span text:style-name="T3">293.8K</text:span></text:p>
          </draw:text-box>
        </draw:frame>
        <draw:frame draw:style-name="MyCode" draw:layer="layout" svg:width="1.822cm" svg:height="0.724cm" svg:x="5.943cm" svg:y="7.251cm">
          <draw:text-box>
            <text:p><text:span text:style-name="T3">295.2K</text:span></text:p>
          </draw:text-box>
        </draw:frame>
        <draw:frame draw:style-name="MyCode" draw:layer="layout" svg:width="1.822cm" svg:height="0.724cm" svg:x="8.236cm" svg:y="7.264cm">
          <draw:text-box>
            <text:p><text:span text:style-name="T3">297.1K</text:span></text:p>
          </draw:text-box>
        </draw:frame>
        <draw:g>
          <draw:custom-shape draw:style-name="gr3" draw:text-style-name="P4" draw:layer="layout" svg:width="1.728cm" svg:height="0.711cm" svg:x="3.652cm" svg:y="7.962cm">
            <text:p text:style-name="P3"><text:span text:style-name="T2">Swif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28cm" svg:height="0.711cm" svg:x="3.652cm" svg:y="8.674cm">
            <text:p text:style-name="P3"><text:span text:style-name="T2">Pytho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2.032cm" svg:height="0.435cm" svg:x="3.571cm" svg:y="9.088cm">
            <text:p/>
            <draw:enhanced-geometry svg:viewBox="0 0 21600 21600" draw:glue-points="10800 0 0 10800 10800 20320 21600 10800" draw:text-areas="0 0 21600 17360" draw:mirror-vertical="true" draw:type="flowchart-document" draw:enhanced-path="M 0 0 L 21600 0 21600 17360 C 13050 17220 13340 20770 5620 21600 2860 21100 1850 20700 0 20120 Z N"/>
          </draw:custom-shape>
        </draw:g>
        <draw:g>
          <draw:custom-shape draw:style-name="gr3" draw:text-style-name="P4" draw:layer="layout" svg:width="1.728cm" svg:height="0.711cm" svg:x="5.952cm" svg:y="7.962cm">
            <text:p text:style-name="P3"><text:span text:style-name="T2">Swif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28cm" svg:height="0.711cm" svg:x="5.952cm" svg:y="8.674cm">
            <text:p text:style-name="P3"><text:span text:style-name="T2">Pytho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2.032cm" svg:height="0.435cm" svg:x="5.871cm" svg:y="9.088cm">
            <text:p/>
            <draw:enhanced-geometry svg:viewBox="0 0 21600 21600" draw:glue-points="10800 0 0 10800 10800 20320 21600 10800" draw:text-areas="0 0 21600 17360" draw:mirror-vertical="true" draw:type="flowchart-document" draw:enhanced-path="M 0 0 L 21600 0 21600 17360 C 13050 17220 13340 20770 5620 21600 2860 21100 1850 20700 0 20120 Z N"/>
          </draw:custom-shape>
        </draw:g>
        <draw:g>
          <draw:custom-shape draw:style-name="gr3" draw:text-style-name="P4" draw:layer="layout" svg:width="1.728cm" svg:height="0.711cm" svg:x="8.252cm" svg:y="7.962cm">
            <text:p text:style-name="P3"><text:span text:style-name="T2">Swif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28cm" svg:height="0.711cm" svg:x="8.252cm" svg:y="8.674cm">
            <text:p text:style-name="P3"><text:span text:style-name="T2">Pytho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2.032cm" svg:height="0.435cm" svg:x="8.171cm" svg:y="9.088cm">
            <text:p/>
            <draw:enhanced-geometry svg:viewBox="0 0 21600 21600" draw:glue-points="10800 0 0 10800 10800 20320 21600 10800" draw:text-areas="0 0 21600 17360" draw:mirror-vertical="true" draw:type="flowchart-document" draw:enhanced-path="M 0 0 L 21600 0 21600 17360 C 13050 17220 13340 20770 5620 21600 2860 21100 1850 20700 0 20120 Z N"/>
          </draw:custom-shape>
        </draw:g>
        <draw:frame draw:style-name="gr9" draw:text-style-name="P8" draw:layer="layout" svg:width="2.093cm" svg:height="0.864cm" svg:x="4.368cm" svg:y="9.708cm">
          <draw:text-box>
            <text:p text:style-name="P7"><text:span text:style-name="T5">Coole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yComponent" style:family="graphic" style:parent-style-name="standard">
      <style:graphic-properties draw:stroke-dash="Dashed_20__28_var_29__20_4" svg:stroke-width="0.051cm" draw:marker-start-width="0.276cm" draw:marker-end-width="0.276cm" draw:fill-color="#cfe7e5" draw:fill-gradient-name="Gradient_20_7" draw:fill-hatch-name="Hatching_20_1" draw:fill-image-name="Bitmape_20_1" draw:textarea-horizontal-align="justify" draw:textarea-vertical-align="middle" draw:auto-grow-height="false" fo:padding-top="0.15cm" fo:padding-bottom="0.15cm" fo:padding-left="0.275cm" fo:padding-right="0.275cm" draw:shadow="hidden" draw:shadow-offset-x="0.102cm" draw:shadow-offset-y="0.102cm"/>
      <style:paragraph-properties fo:text-align="center"/>
    </style:style>
    <style:style style:name="MyCode" style:family="graphic" style:parent-style-name="MyComponent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  <style:text-properties fo:color="#000000" style:font-name="Ubuntu Mono" fo:font-family="'Ubuntu Mono'" style:font-pitch="fixed" fo:font-size="12pt" style:font-size-asian="12pt" style:font-size-complex="12pt"/>
    </style:style>
  </office:styles>
  <office:automatic-styles>
    <style:page-layout style:name="PM0">
      <style:page-layout-properties fo:margin-top="0cm" fo:margin-bottom="0cm" fo:margin-left="0cm" fo:margin-right="0cm" fo:page-width="10.922cm" fo:page-height="10.541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zniak </meta:initial-creator>
    <meta:creation-date>2016-02-05T09:21:37.616580390</meta:creation-date>
    <dc:date>2016-02-05T09:52:52.245739693</dc:date>
    <dc:creator>wozniak </dc:creator>
    <meta:editing-duration>PT27M7S</meta:editing-duration>
    <meta:editing-cycles>12</meta:editing-cycles>
    <meta:generator>LibreOffice/4.2.8.2$Linux_X86_64 LibreOffice_project/420m0$Build-2</meta:generator>
    <meta:document-statistic meta:object-count="53"/>
  </office:meta>
</office:document-meta>
</file>